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88cm"/>
    </style:style>
    <style:style style:name="gr3" style:family="graphic" style:parent-style-name="standard">
      <style:graphic-properties svg:stroke-width="0.1cm" svg:stroke-color="#008000" draw:marker-start-width="0.35cm" draw:marker-end-width="0.35cm" draw:fill="solid" draw:fill-color="#94bd5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cm" svg:stroke-color="#000000" draw:marker-start-width="0.275cm" draw:marker-end-width="0.275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1cm" svg:stroke-color="#000000" draw:marker-start-width="0.35cm" draw:marker-end-width="0.35cm" draw:fill="solid" draw:fill-color="#b3b3b3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05cm" svg:stroke-color="#004a4a" draw:marker-start-width="0.275cm" draw:marker-end-width="0.275cm" draw:fill="solid" draw:fill-color="#00dc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4a4a" draw:marker-start-width="0.275cm" draw:marker-end-width="0.275cm" draw:fill="solid" draw:fill-color="#0099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cc6633" draw:marker-start-width="0.275cm" draw:marker-end-width="0.275cm" draw:fill="solid" draw:fill-color="#ff9966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1cm" draw:marker-start="Arrow_20_concave" draw:marker-start-width="0.45cm" draw:marker-end="Arrow_20_concave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808080" draw:marker-start="Arrow" draw:marker-start-width="0.35cm" draw:marker-end="Arrow" draw:marker-end-width="0.35cm" draw:fill="solid" draw:fill-color="#000000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808080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P1" style:family="paragraph">
      <loext:graphic-properties draw:fill="solid" draw:fill-color="#ffff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94bd5e"/>
      <style:paragraph-properties fo:text-align="center"/>
    </style:style>
    <style:style style:name="P5" style:family="paragraph">
      <style:paragraph-properties fo:text-align="center"/>
      <style:text-properties fo:font-size="16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font-size="16pt" style:font-size-asian="18pt" style:font-size-complex="18pt"/>
    </style:style>
    <style:style style:name="P7" style:family="paragraph">
      <loext:graphic-properties draw:fill="solid" draw:fill-color="#e6e6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solid" draw:fill-color="#dd4814"/>
      <style:paragraph-properties fo:text-align="center"/>
    </style:style>
    <style:style style:name="P11" style:family="paragraph">
      <loext:graphic-properties draw:fill="solid" draw:fill-color="#aea79f"/>
      <style:paragraph-properties fo:text-align="center"/>
    </style:style>
    <style:style style:name="P12" style:family="paragraph">
      <loext:graphic-properties draw:fill="solid" draw:fill-color="#b3b3b3"/>
      <style:paragraph-properties fo:text-align="center"/>
    </style:style>
    <style:style style:name="P13" style:family="paragraph">
      <loext:graphic-properties draw:fill="solid" draw:fill-color="#00dcff"/>
      <style:paragraph-properties fo:text-align="center"/>
    </style:style>
    <style:style style:name="P14" style:family="paragraph">
      <loext:graphic-properties draw:fill="solid" draw:fill-color="#0099ff"/>
      <style:paragraph-properties fo:text-align="center"/>
    </style:style>
    <style:style style:name="P15" style:family="paragraph">
      <loext:graphic-properties draw:fill="solid" draw:fill-color="#ff9966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.2cm" svg:height="19.5cm" svg:x="0.2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7.6cm" svg:height="1.038cm" draw:transform="rotate (1.5707963267949) translate (0.863cm 19.8cm)">
          <draw:text-box>
            <text:p text:style-name="P2"><text:span text:style-name="T1">Management Framework</text:span></text:p>
          </draw:text-box>
        </draw:frame>
        <draw:g>
          <draw:custom-shape draw:style-name="gr3" draw:text-style-name="P4" draw:layer="layout" svg:width="2.4cm" svg:height="4.671cm" svg:x="2.7cm" svg:y="1.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4.57cm" svg:height="1.673cm" draw:transform="rotate (1.5707963267949) translate (3.127cm 6.37cm)">
            <draw:text-box>
              <text:p text:style-name="P5"><text:span text:style-name="T2">Communication Layer</text:span></text:p>
            </draw:text-box>
          </draw:frame>
        </draw:g>
        <draw:g>
          <draw:custom-shape draw:style-name="gr3" draw:text-style-name="P4" draw:layer="layout" svg:width="2.4cm" svg:height="4.671cm" svg:x="2.7cm" svg:y="6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3" draw:layer="layout" svg:width="4.569cm" svg:height="2.384cm" draw:transform="rotate (1.5707963267949) translate (2.716cm 11.345cm)">
            <draw:text-box>
              <text:p text:style-name="P2">Authentication Authorization Layer</text:p>
            </draw:text-box>
          </draw:frame>
        </draw:g>
        <draw:g>
          <draw:custom-shape draw:style-name="gr3" draw:text-style-name="P4" draw:layer="layout" svg:width="2.4cm" svg:height="4.671cm" svg:x="2.7cm" svg:y="11.7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3" draw:layer="layout" svg:width="5.078cm" svg:height="1.673cm" draw:transform="rotate (1.5707963267949) translate (3.15cm 16.626cm)">
            <draw:text-box>
              <text:p text:style-name="P2">Management Layer</text:p>
            </draw:text-box>
          </draw:frame>
        </draw:g>
        <draw:g>
          <draw:custom-shape draw:style-name="gr3" draw:text-style-name="P4" draw:layer="layout" svg:width="2.4cm" svg:height="4.671cm" svg:x="2.7cm" svg:y="16.6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3" draw:layer="layout" svg:width="5.077cm" svg:height="2.384cm" draw:transform="rotate (1.5707963267949) translate (2.7cm 21.5cm)">
            <draw:text-box>
              <text:p text:style-name="P2">Testbed Adaptation Layer</text:p>
            </draw:text-box>
          </draw:frame>
        </draw:g>
        <draw:g>
          <draw:custom-shape draw:style-name="gr3" draw:text-style-name="P4" draw:layer="layout" svg:width="2.4cm" svg:height="3.474cm" svg:x="2.75cm" svg:y="21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3.776cm" svg:height="0.962cm" draw:transform="rotate (1.5707963267949) translate (3.45cm 25.2cm)">
            <draw:text-box>
              <text:p text:style-name="P2">Services</text:p>
            </draw:text-box>
          </draw:frame>
        </draw:g>
        <draw:custom-shape draw:style-name="gr1" draw:text-style-name="P1" draw:layer="layout" svg:width="2.2cm" svg:height="3.58cm" svg:x="0.2cm" svg:y="21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5.3cm" svg:height="4.67cm" svg:x="5.5cm" svg:y="1.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4cm" svg:height="1.673cm" draw:transform="rotate (1.5707963267949) translate (0.6cm 25.34cm)">
          <draw:text-box>
            <text:p text:style-name="P2">Testbed Layer</text:p>
          </draw:text-box>
        </draw:frame>
        <draw:frame draw:style-name="gr6" draw:text-style-name="P8" draw:layer="layout" svg:width="4.002cm" svg:height="0.962cm" svg:x="5.735cm" svg:y="2cm">
          <draw:text-box>
            <text:p>Interfaces</text:p>
          </draw:text-box>
        </draw:frame>
        <draw:custom-shape draw:style-name="gr8" draw:text-style-name="P9" xml:id="id11" draw:id="id11" draw:layer="layout" svg:width="3.649cm" svg:height="1.2cm" svg:x="6.441cm" svg:y="3.6cm">
          <text:p text:style-name="P2">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2" draw:id="id12" draw:layer="layout" svg:width="3.648cm" svg:height="1.2cm" svg:x="11.114cm" svg:y="3.6cm">
          <text:p text:style-name="P2">SF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3" draw:id="id13" draw:layer="layout" svg:width="3.648cm" svg:height="1.2cm" svg:x="15.798cm" svg:y="3.6cm">
          <text:p text:style-name="P2">FRC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5.3cm" svg:height="9.501cm" svg:x="5.499cm" svg:y="6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8" draw:id="id8" draw:layer="layout" svg:width="3.648cm" svg:height="1.2cm" svg:x="6.429cm" svg:y="7.175cm">
          <text:p text:style-name="P2">REST A/A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9" draw:id="id9" draw:layer="layout" svg:width="3.648cm" svg:height="1.2cm" svg:x="11.101cm" svg:y="7.175cm">
          <text:p text:style-name="P2">SFA A/A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0" draw:id="id10" draw:layer="layout" svg:width="3.648cm" svg:height="1.2cm" svg:x="15.786cm" svg:y="7.175cm">
          <text:p text:style-name="P2">FRCP A/A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xml:id="id7" draw:id="id7" draw:layer="layout" svg:width="14.83cm" svg:height="1.7cm" svg:x="5.735cm" svg:y="9.6cm">
          <text:p text:style-name="P2">Authentication/Authorization Cont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4.83cm" svg:height="4.501cm" svg:x="5.735cm" svg:y="11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1.5cm" svg:height="1.3cm" svg:x="14.5cm" svg:y="13.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1" draw:layer="layout" svg:width="0.9cm" svg:height="0.8cm" svg:x="11.9cm" svg:y="11.3cm">
          <text:p/>
          <draw:enhanced-geometry svg:viewBox="0 0 21600 21600" draw:mirror-horizontal="false" draw:mirror-vertical="false" draw:text-areas="?f0 ?f8 ?f2 ?f9" draw:type="up-down-arrow" draw:modifiers="5777.58046614872 7334.8314606741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1" draw:layer="layout" svg:width="0.9cm" svg:height="0.8cm" svg:x="17.675cm" svg:y="11.275cm">
          <text:p/>
          <draw:enhanced-geometry svg:viewBox="0 0 21600 21600" draw:mirror-horizontal="false" draw:mirror-vertical="false" draw:text-areas="?f0 ?f8 ?f2 ?f9" draw:type="up-down-arrow" draw:modifiers="5777.58046614872 7334.8314606741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15.3cm" svg:height="4.67cm" svg:x="5.499cm" svg:y="16.5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4.8cm" svg:height="1.5cm" svg:x="5.7cm" svg:y="16.8cm">
          <text:p text:style-name="P2">Eventos do Inventário</text:p>
          <draw:enhanced-geometry svg:viewBox="0 0 21600 21600" draw:type="rectangle" draw:enhanced-path="M 0 0 L 21600 0 21600 21600 0 21600 0 0 Z N"/>
        </draw:custom-shape>
        <draw:custom-shape draw:style-name="gr13" draw:text-style-name="P13" xml:id="id2" draw:id="id2" draw:layer="layout" svg:width="3.2cm" svg:height="0.8cm" svg:x="6.9cm" svg:y="18.5cm">
          <text:p text:style-name="P2">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xml:id="id4" draw:id="id4" draw:layer="layout" svg:width="3.2cm" svg:height="0.8cm" svg:x="11.47cm" svg:y="18.5cm">
          <text:p text:style-name="P2">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xml:id="id6" draw:id="id6" draw:layer="layout" svg:width="3.2cm" svg:height="0.8cm" svg:x="15.95cm" svg:y="18.5cm">
          <text:p text:style-name="P2">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xml:id="id1" draw:id="id1" draw:layer="layout" svg:width="2.1cm" svg:height="1.8cm" svg:x="7.468cm" svg:y="22.2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14" draw:text-style-name="P14" xml:id="id3" draw:id="id3" draw:layer="layout" svg:width="2cm" svg:height="1.8cm" svg:x="12.1cm" svg:y="22.2cm">
          <text:p text:style-name="P2">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5" draw:id="id5" draw:layer="layout" svg:width="2.2cm" svg:height="1.9cm" svg:x="16.5cm" svg:y="22.2cm">
          <text:p text:style-name="P2">Z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6" draw:text-style-name="P16" draw:layer="layout" draw:type="line" svg:x1="8.518cm" svg:y1="22.2cm" svg:x2="8.5cm" svg:y2="19.3cm" draw:start-shape="id1" draw:start-glue-point="0" draw:end-shape="id2" draw:end-glue-point="2" svg:d="M8518 22200l-18-2900" svg:viewBox="0 0 19 2901">
          <text:p/>
        </draw:connector>
        <draw:connector draw:style-name="gr16" draw:text-style-name="P16" draw:layer="layout" draw:type="line" svg:x1="13.1cm" svg:y1="22.2cm" svg:x2="13.07cm" svg:y2="19.3cm" draw:start-shape="id3" draw:start-glue-point="4" draw:end-shape="id4" draw:end-glue-point="2" svg:d="M13100 22200l-30-2900" svg:viewBox="0 0 31 2901">
          <text:p/>
        </draw:connector>
        <draw:connector draw:style-name="gr16" draw:text-style-name="P16" draw:layer="layout" draw:type="line" svg:x1="17.6cm" svg:y1="22.2cm" svg:x2="17.55cm" svg:y2="19.3cm" draw:start-shape="id5" draw:start-glue-point="4" draw:end-shape="id6" draw:end-glue-point="2" svg:d="M17600 22200l-50-2900" svg:viewBox="0 0 51 2901">
          <text:p/>
        </draw:connector>
        <draw:connector draw:style-name="gr17" draw:text-style-name="P17" draw:layer="layout" draw:type="line" svg:x1="13.15cm" svg:y1="9.6cm" svg:x2="8.253cm" svg:y2="8.375cm" draw:start-shape="id7" draw:start-glue-point="0" draw:end-shape="id8" draw:end-glue-point="2" svg:d="M13150 9600l-4897-1225" svg:viewBox="0 0 4898 1226">
          <text:p/>
        </draw:connector>
        <draw:connector draw:style-name="gr18" draw:text-style-name="P16" draw:layer="layout" draw:type="line" svg:x1="13.15cm" svg:y1="9.6cm" svg:x2="12.925cm" svg:y2="8.375cm" draw:start-shape="id7" draw:start-glue-point="0" draw:end-shape="id9" draw:end-glue-point="2" svg:d="M13150 9600l-225-1225" svg:viewBox="0 0 226 1226">
          <text:p/>
        </draw:connector>
        <draw:connector draw:style-name="gr18" draw:text-style-name="P16" draw:layer="layout" draw:type="line" svg:x1="13.15cm" svg:y1="9.6cm" svg:x2="17.61cm" svg:y2="8.375cm" draw:start-shape="id7" draw:start-glue-point="0" draw:end-shape="id10" draw:end-glue-point="2" svg:d="M13150 9600l4460-1225" svg:viewBox="0 0 4461 1226">
          <text:p/>
        </draw:connector>
        <draw:connector draw:style-name="gr18" draw:text-style-name="P16" draw:layer="layout" draw:type="line" svg:x1="8.253cm" svg:y1="7.175cm" svg:x2="8.265cm" svg:y2="4.8cm" draw:start-shape="id8" draw:start-glue-point="0" draw:end-shape="id11" svg:d="M8253 7175l12-2375" svg:viewBox="0 0 13 2376">
          <text:p/>
        </draw:connector>
        <draw:connector draw:style-name="gr18" draw:text-style-name="P16" draw:layer="layout" draw:type="line" svg:x1="12.925cm" svg:y1="7.175cm" svg:x2="12.938cm" svg:y2="4.8cm" draw:start-shape="id9" draw:start-glue-point="0" draw:end-shape="id12" draw:end-glue-point="2" svg:d="M12925 7175l13-2375" svg:viewBox="0 0 14 2376">
          <text:p/>
        </draw:connector>
        <draw:connector draw:style-name="gr18" draw:text-style-name="P16" draw:layer="layout" draw:type="line" svg:x1="17.61cm" svg:y1="7.175cm" svg:x2="17.622cm" svg:y2="4.8cm" draw:start-shape="id10" draw:start-glue-point="0" draw:end-shape="id13" draw:end-glue-point="2" svg:d="M17610 7175l12-2375" svg:viewBox="0 0 13 2376">
          <text:p/>
        </draw:connector>
        <draw:custom-shape draw:style-name="gr11" draw:text-style-name="P11" draw:layer="layout" svg:width="1.6cm" svg:height="1.3cm" svg:x="11.6cm" svg:y="15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1" draw:layer="layout" svg:width="1.6cm" svg:height="1.3cm" svg:x="17.37cm" svg:y="15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9" draw:layer="layout" svg:width="4.13cm" svg:height="3.3cm" svg:x="10.379cm" svg:y="12.1cm">
          <text:p text:style-name="P2">Schedu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9" draw:layer="layout" svg:width="4.129cm" svg:height="3.301cm" svg:x="16.029cm" svg:y="12.099cm">
          <text:p text:style-name="P2">Inventory </text:p>
          <text:p text:style-name="P2">Manag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4.589cm" svg:height="1cm" svg:x="5.854cm" svg:y="12.163cm">
          <text:p text:style-name="P2">Polic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4.59cm" svg:height="1cm" svg:x="5.852cm" svg:y="13.262cm">
          <text:p text:style-name="P2">Quo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4.592cm" svg:height="1.001cm" svg:x="5.851cm" svg:y="14.361cm">
          <text:p text:style-name="P2">Mapping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nicius </meta:initial-creator>
    <meta:creation-date>2016-04-05T16:42:03</meta:creation-date>
    <dc:date>2016-12-13T14:26:45.526102828</dc:date>
    <meta:editing-duration>PT7M58S</meta:editing-duration>
    <meta:editing-cycles>2</meta:editing-cycles>
    <meta:generator>LibreOffice/5.1.4.2$Linux_X86_64 LibreOffice_project/10m0$Build-2</meta:generator>
    <meta:document-statistic meta:object-count="57"/>
  </office:meta>
</office:document-meta>
</file>